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068" officeooo:paragraph-rsid="0011d068"/>
    </style:style>
    <style:style style:name="P2" style:family="paragraph" style:parent-style-name="Standard">
      <style:text-properties officeooo:rsid="0011d068" officeooo:paragraph-rsid="0017c44e"/>
    </style:style>
    <style:style style:name="P3" style:family="paragraph" style:parent-style-name="Standard">
      <style:text-properties officeooo:rsid="0012715f" officeooo:paragraph-rsid="0012715f"/>
    </style:style>
    <style:style style:name="P4" style:family="paragraph" style:parent-style-name="Standard">
      <style:text-properties officeooo:rsid="0012715f" officeooo:paragraph-rsid="0017c44e"/>
    </style:style>
    <style:style style:name="P5" style:family="paragraph" style:parent-style-name="Standard">
      <style:text-properties officeooo:rsid="00128cc6" officeooo:paragraph-rsid="00128cc6"/>
    </style:style>
    <style:style style:name="P6" style:family="paragraph" style:parent-style-name="Standard">
      <style:text-properties officeooo:rsid="00128cc6" officeooo:paragraph-rsid="0017c44e"/>
    </style:style>
    <style:style style:name="P7" style:family="paragraph" style:parent-style-name="Standard">
      <style:text-properties officeooo:rsid="00144417" officeooo:paragraph-rsid="00144417"/>
    </style:style>
    <style:style style:name="P8" style:family="paragraph" style:parent-style-name="Standard">
      <style:text-properties officeooo:rsid="00144417" officeooo:paragraph-rsid="0017c44e"/>
    </style:style>
    <style:style style:name="P9" style:family="paragraph" style:parent-style-name="Standard">
      <style:text-properties officeooo:rsid="0014ebde" officeooo:paragraph-rsid="0014ebde"/>
    </style:style>
    <style:style style:name="P10" style:family="paragraph" style:parent-style-name="Standard">
      <style:text-properties officeooo:rsid="0014ebde" officeooo:paragraph-rsid="0017c44e"/>
    </style:style>
    <style:style style:name="P11" style:family="paragraph" style:parent-style-name="Standard">
      <style:text-properties officeooo:rsid="0015d438" officeooo:paragraph-rsid="0015d438"/>
    </style:style>
    <style:style style:name="P12" style:family="paragraph" style:parent-style-name="Standard">
      <style:text-properties officeooo:rsid="0015d438" officeooo:paragraph-rsid="0017c44e"/>
    </style:style>
    <style:style style:name="P13" style:family="paragraph" style:parent-style-name="Standard">
      <style:text-properties style:text-position="0% 100%" officeooo:rsid="0015d438" officeooo:paragraph-rsid="0015d438" fo:background-color="#ffff00"/>
    </style:style>
    <style:style style:name="P14" style:family="paragraph" style:parent-style-name="Standard">
      <style:text-properties style:text-position="0% 100%" officeooo:rsid="0015d438" officeooo:paragraph-rsid="0017c44e" fo:background-color="#ffff00"/>
    </style:style>
    <style:style style:name="P15" style:family="paragraph" style:parent-style-name="Standard">
      <style:text-properties officeooo:rsid="0012715f" officeooo:paragraph-rsid="0012715f" fo:background-color="#ffff00"/>
    </style:style>
    <style:style style:name="P16" style:family="paragraph" style:parent-style-name="Standard">
      <style:text-properties officeooo:rsid="0012715f" officeooo:paragraph-rsid="0017c44e" fo:background-color="#ffff00"/>
    </style:style>
    <style:style style:name="P17" style:family="paragraph" style:parent-style-name="Standard">
      <style:text-properties officeooo:rsid="0015d438" officeooo:paragraph-rsid="0015d438" fo:background-color="#ffff00"/>
    </style:style>
    <style:style style:name="P18" style:family="paragraph" style:parent-style-name="Standard">
      <style:text-properties officeooo:rsid="0015d438" officeooo:paragraph-rsid="0017c44e" fo:background-color="#ffff00"/>
    </style:style>
    <style:style style:name="P19" style:family="paragraph" style:parent-style-name="Standard">
      <style:text-properties officeooo:rsid="00144417" officeooo:paragraph-rsid="00144417" fo:background-color="#ffff00"/>
    </style:style>
    <style:style style:name="P20" style:family="paragraph" style:parent-style-name="Standard">
      <style:text-properties officeooo:rsid="00144417" officeooo:paragraph-rsid="0017c44e" fo:background-color="#ffff00"/>
    </style:style>
    <style:style style:name="P21" style:family="paragraph" style:parent-style-name="Standard">
      <style:text-properties officeooo:rsid="0011d068" officeooo:paragraph-rsid="0011d068" fo:background-color="#ffff00"/>
    </style:style>
    <style:style style:name="P22" style:family="paragraph" style:parent-style-name="Standard">
      <style:text-properties officeooo:rsid="0011d068" officeooo:paragraph-rsid="0017c44e" fo:background-color="#ffff00"/>
    </style:style>
    <style:style style:name="P23" style:family="paragraph" style:parent-style-name="Standard">
      <style:text-properties officeooo:rsid="00161def" officeooo:paragraph-rsid="00161def" fo:background-color="#ffff00"/>
    </style:style>
    <style:style style:name="P24" style:family="paragraph" style:parent-style-name="Standard">
      <style:text-properties officeooo:rsid="00161def" officeooo:paragraph-rsid="0017c44e" fo:background-color="#ffff00"/>
    </style:style>
    <style:style style:name="P25" style:family="paragraph" style:parent-style-name="Standard">
      <style:text-properties officeooo:rsid="001657b0" officeooo:paragraph-rsid="001657b0" fo:background-color="#ffff00"/>
    </style:style>
    <style:style style:name="P26" style:family="paragraph" style:parent-style-name="Standard">
      <style:text-properties officeooo:rsid="001657b0" officeooo:paragraph-rsid="0017c44e" fo:background-color="#ffff00"/>
    </style:style>
    <style:style style:name="P27" style:family="paragraph" style:parent-style-name="Standard">
      <style:text-properties officeooo:rsid="00179b9f" officeooo:paragraph-rsid="00179b9f" fo:background-color="#ffff00"/>
    </style:style>
    <style:style style:name="P28" style:family="paragraph" style:parent-style-name="Standard">
      <style:text-properties officeooo:rsid="00179b9f" officeooo:paragraph-rsid="0017c44e" fo:background-color="#ffff00"/>
    </style:style>
    <style:style style:name="P29" style:family="paragraph" style:parent-style-name="Standard">
      <style:text-properties officeooo:rsid="0015d438" officeooo:paragraph-rsid="0015d438" fo:background-color="transparent"/>
    </style:style>
    <style:style style:name="P30" style:family="paragraph" style:parent-style-name="Standard">
      <style:text-properties officeooo:rsid="0015d438" officeooo:paragraph-rsid="0017c44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line-break/>Types of volumes.</text:p>
      <text:p text:style-name="P21">EmptyDir</text:p>
      <text:p text:style-name="P1"/>
      <text:p text:style-name="P3">Deployment.yaml </text:p>
      <text:p text:style-name="P3"/>
      <text:p text:style-name="P3">---</text:p>
      <text:p text:style-name="P3">apiVersion: apps/v1</text:p>
      <text:p text:style-name="P3">kind: Deployment</text:p>
      <text:p text:style-name="P3">metadata:</text:p>
      <text:p text:style-name="P3"><text:s text:c="2"/>name: flm</text:p>
      <text:p text:style-name="P3">spec:</text:p>
      <text:p text:style-name="P3"><text:s text:c="2"/>replicas: 2</text:p>
      <text:p text:style-name="P3"><text:s text:c="2"/>selector:</text:p>
      <text:p text:style-name="P3"><text:s text:c="4"/>matchLabels:</text:p>
      <text:p text:style-name="P3"><text:s text:c="6"/>app: swiggy</text:p>
      <text:p text:style-name="P3"><text:s text:c="2"/>template:</text:p>
      <text:p text:style-name="P3"><text:s text:c="4"/>metadata:</text:p>
      <text:p text:style-name="P3"><text:s text:c="6"/>labels:</text:p>
      <text:p text:style-name="P3"><text:s text:c="8"/>app: swiggy</text:p>
      <text:p text:style-name="P3"><text:s text:c="4"/>spec:</text:p>
      <text:p text:style-name="P3"><text:s text:c="6"/>containers:</text:p>
      <text:p text:style-name="P3"><text:s text:c="8"/>- name: cont-1</text:p>
      <text:p text:style-name="P3"><text:s text:c="10"/>image: ubuntu</text:p>
      <text:p text:style-name="P3"><text:s text:c="10"/>command: ["/bin/bash", "-c", "while true; do echo welcome to devops; sleep 5; done"]</text:p>
      <text:p text:style-name="P3"><text:s text:c="10"/>volumeMounts:</text:p>
      <text:p text:style-name="P3"><text:s text:c="12"/>- name: devops</text:p>
      <text:p text:style-name="P3"><text:s text:c="14"/>mountPath: "/tmp/jenkins"</text:p>
      <text:p text:style-name="P3"/>
      <text:p text:style-name="P3"><text:s text:c="8"/>- name: cont-2</text:p>
      <text:p text:style-name="P3"><text:s text:c="10"/>image: ubuntu</text:p>
      <text:p text:style-name="P3"><text:s text:c="10"/>command: ["/bin/bash", "-c", "while true; do echo welcome to devops; sleep 5; done"]</text:p>
      <text:p text:style-name="P3"><text:s text:c="10"/>volumeMounts:</text:p>
      <text:p text:style-name="P3"><text:s text:c="12"/>- name: devops</text:p>
      <text:p text:style-name="P3"><text:s text:c="14"/>mountPath: "/tmp/docker"</text:p>
      <text:p text:style-name="P3"/>
      <text:p text:style-name="P3"><text:s text:c="6"/>volumes: <text:s/># ✅ Now correctly aligned</text:p>
      <text:p text:style-name="P3"><text:s text:c="8"/>- name: devops</text:p>
      <text:p text:style-name="P3"><text:s text:c="10"/>emptyDir: {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ano Deployment.yaml</text:p>
      <text:p text:style-name="P3">kubectl create -f Deployment.yaml</text:p>
      <text:p text:style-name="P3">kubectl get po</text:p>
      <text:p text:style-name="P3">kubectl exec -it flm-6676b4487-fdlws -- bash</text:p>
      <text:p text:style-name="P3">kubectl exec -it flm-6676b4487-fdlws -c cont-1 -- bash</text:p>
      <text:p text:style-name="P3">kubectl exec -it flm-6676b4487-h97r8 -c cont-2 -- bash</text:p>
      <text:p text:style-name="P3">kubectl exec -it flm-6676b4487-h97r8 -c cont-1 -- bash</text:p>
      <text:p text:style-name="P3">kubectl delete pod flm-6676b4487-fdlws</text:p>
      <text:p text:style-name="P3"/>
      <text:p text:style-name="P5">Step1 : create the deployment.yaml file</text:p>
      <text:p text:style-name="P5">Step2 : Enter into the containers and check path is mounted in the both the containers.</text:p>
      <text:p text:style-name="P5">Step3 : Enter into the conatiner 1 and create file and check in the conatiner same vice versa in the both.</text:p>
      <text:p text:style-name="P5">Step4 : Delete the pod and check once able to find the previous files in this pod. Files will not be reflected.</text:p>
      <text:p text:style-name="P7">Step5 : In Empty dir once pod is deleted volume data is not reflected in new pod.</text:p>
      <text:p text:style-name="P7"/>
      <text:p text:style-name="P7">Volume is attached to pod in Empty dir.</text:p>
      <text:p text:style-name="P7"/>
      <text:p text:style-name="P7"/>
      <text:p text:style-name="P7"/>
      <text:p text:style-name="P7"/>
      <text:p text:style-name="P19">HOSTPATH :</text:p>
      <text:p text:style-name="P7"/>
      <text:p text:style-name="P7">This Volume type is the advanced version of the previous volume type</text:p>
      <text:p text:style-name="P7">Volume is attached to host.</text:p>
      <text:p text:style-name="P7">Here volume is not attached to pod.</text:p>
      <text:p text:style-name="P7">Here volume is attached to serever.</text:p>
      <text:p text:style-name="P9">Volume is attached to host.</text:p>
      <text:p text:style-name="P9">Even pod is deleted we dont loose any data.</text:p>
      <text:p text:style-name="P11">Volume is attached to server.</text:p>
      <text:p text:style-name="P11">Data will come to new pod.</text:p>
      <text:p text:style-name="P11">Volume is attached to host.</text:p>
      <text:p text:style-name="P11"/>
      <text:p text:style-name="P13">volumes: <text:s/># ✅ Now correctly aligned</text:p>
      <text:p text:style-name="P13"><text:s text:c="8"/>- name: devops</text:p>
      <text:p text:style-name="P13"><text:s text:c="10"/>hostPath:</text:p>
      <text:p text:style-name="P13"><text:s text:c="12"/>path: "/opt/myvolume"</text:p>
      <text:p text:style-name="P13"/>
      <text:p text:style-name="P9"/>
      <text:p text:style-name="P11">Deployment.yaml</text:p>
      <text:p text:style-name="P3"/>
      <text:p text:style-name="P3"/>
      <text:p text:style-name="P3">---</text:p>
      <text:p text:style-name="P3">apiVersion: apps/v1</text:p>
      <text:p text:style-name="P3">kind: Deployment</text:p>
      <text:p text:style-name="P3">metadata:</text:p>
      <text:p text:style-name="P3"><text:s text:c="2"/>name: flm</text:p>
      <text:p text:style-name="P3">spec:</text:p>
      <text:p text:style-name="P3"><text:s text:c="2"/>replicas: 2</text:p>
      <text:p text:style-name="P3"><text:s text:c="2"/>selector:</text:p>
      <text:p text:style-name="P3"><text:s text:c="4"/>matchLabels:</text:p>
      <text:p text:style-name="P3"><text:soft-page-break/><text:s text:c="6"/>app: swiggy</text:p>
      <text:p text:style-name="P3"><text:s text:c="2"/>template:</text:p>
      <text:p text:style-name="P3"><text:s text:c="4"/>metadata:</text:p>
      <text:p text:style-name="P3"><text:s text:c="6"/>labels:</text:p>
      <text:p text:style-name="P3"><text:s text:c="8"/>app: swiggy</text:p>
      <text:p text:style-name="P3"><text:s text:c="4"/>spec:</text:p>
      <text:p text:style-name="P3"><text:s text:c="6"/>containers:</text:p>
      <text:p text:style-name="P3"><text:s text:c="8"/>- name: cont-1</text:p>
      <text:p text:style-name="P3"><text:s text:c="10"/>image: ubuntu</text:p>
      <text:p text:style-name="P3"><text:s text:c="10"/>command: ["/bin/bash", "-c", "while true; do echo welcome to devops; sleep 5; done"]</text:p>
      <text:p text:style-name="P3"><text:s text:c="10"/>volumeMounts:</text:p>
      <text:p text:style-name="P3"><text:s text:c="12"/>- name: devops</text:p>
      <text:p text:style-name="P3"><text:s text:c="14"/>mountPath: "/tmp/jenkins"</text:p>
      <text:p text:style-name="P3"/>
      <text:p text:style-name="P3"><text:s text:c="8"/>- name: cont-2</text:p>
      <text:p text:style-name="P3"><text:s text:c="10"/>image: ubuntu</text:p>
      <text:p text:style-name="P3"><text:s text:c="10"/>command: ["/bin/bash", "-c", "while true; do echo welcome to devops; sleep 5; done"]</text:p>
      <text:p text:style-name="P3"><text:s text:c="10"/>volumeMounts:</text:p>
      <text:p text:style-name="P3"><text:s text:c="12"/>- name: devops</text:p>
      <text:p text:style-name="P3"><text:s text:c="14"/>mountPath: "/tmp/docker"</text:p>
      <text:p text:style-name="P15"/>
      <text:p text:style-name="P15"><text:s text:c="6"/>volumes: <text:s/># ✅ Now correctly aligned</text:p>
      <text:p text:style-name="P15"><text:s text:c="8"/>- name: devops</text:p>
      <text:p text:style-name="P15"><text:s text:c="10"/>hostPath:</text:p>
      <text:p text:style-name="P15"><text:s text:c="12"/>path: "/opt/myvolume"</text:p>
      <text:p text:style-name="P15"/>
      <text:p text:style-name="P15"/>
      <text:p text:style-name="P15"/>
      <text:p text:style-name="P29">Commands : <text:s/>check all the senarios delete the pod and check the files. </text:p>
      <text:p text:style-name="P29"/>
      <text:p text:style-name="P29">kubectl get deploy</text:p>
      <text:p text:style-name="P29">kubectl get po</text:p>
      <text:p text:style-name="P29">kubectl get rs</text:p>
      <text:p text:style-name="P29">kubectl create -f Deployment.yaml</text:p>
      <text:p text:style-name="P29">kubectl exec -it flm-967bffbdb-6b75b -c cont-1 -- bash</text:p>
      <text:p text:style-name="P29">kubectl exec -it flm-967bffbdb-6b75b -c cont-2 -- bash</text:p>
      <text:p text:style-name="P29">kubectl delete pod flm-967bffbdb-6b75b</text:p>
      <text:p text:style-name="P29">kubectl exec -it flm-967bffbdb-82g76 -c cont-2 -- bash</text:p>
      <text:p text:style-name="P29">nano Deployment.yaml</text:p>
      <text:p text:style-name="P29">ll</text:p>
      <text:p text:style-name="P29">cd opt</text:p>
      <text:p text:style-name="P29">cat Deployment.yaml</text:p>
      <text:p text:style-name="P17"/>
      <text:p text:style-name="P23"/>
      <text:p text:style-name="P23">PERSISTENT VOLUME :</text:p>
      <text:p text:style-name="P23"/>
      <text:p text:style-name="P23"/>
      <text:p text:style-name="P23"/>
      <text:p text:style-name="P23">persistent meanse always avaialble.</text:p>
      <text:p text:style-name="P23">Persistent volume is an adavanced version of EmptyDir and hostPath volume</text:p>
      <text:p text:style-name="P23">types.</text:p>
      <text:p text:style-name="P23">Persistent <text:s/>volume does not store the data over local server.</text:p>
      <text:p text:style-name="P25"><text:soft-page-break/>Directly we cant attach pv to pod.</text:p>
      <text:p text:style-name="P25">In between we had PVC.</text:p>
      <text:p text:style-name="P25">PVC is between PV and POD.</text:p>
      <text:p text:style-name="P25">PVC is attached to POD.</text:p>
      <text:p text:style-name="P25"/>
      <text:p text:style-name="P25"/>
      <text:p text:style-name="P25"/>
      <text:p text:style-name="P25"/>
      <text:p text:style-name="P27">PV.yaml</text:p>
      <text:p text:style-name="P25"/>
      <text:p text:style-name="P23"/>
      <text:p text:style-name="P23"/>
      <text:p text:style-name="P23">---</text:p>
      <text:p text:style-name="P23">apiVersion: v1</text:p>
      <text:p text:style-name="P23">kind: PersistentVolume</text:p>
      <text:p text:style-name="P23">metadata:</text:p>
      <text:p text:style-name="P23"><text:s text:c="2"/>name: mypv-2</text:p>
      <text:p text:style-name="P23">spec:</text:p>
      <text:p text:style-name="P23"><text:s text:c="2"/>capacity:</text:p>
      <text:p text:style-name="P23"><text:s text:c="4"/>storage: 3Gi</text:p>
      <text:p text:style-name="P23"><text:s text:c="2"/>accessModes:</text:p>
      <text:p text:style-name="P23"><text:s text:c="4"/>- ReadWriteOnce</text:p>
      <text:p text:style-name="P23"><text:s text:c="2"/>persistentVolumeReclaimPolicy: Recycle</text:p>
      <text:p text:style-name="P23"><text:s text:c="2"/>awsElasticBlockStore:</text:p>
      <text:p text:style-name="P23"><text:s text:c="4"/>volumeID: vol-07f1df295e38ed641</text:p>
      <text:p text:style-name="P23"><text:s text:c="4"/>fsType: ext4</text:p>
      <text:p text:style-name="P23"/>
      <text:p text:style-name="P23"/>
      <text:p text:style-name="P23"/>
      <text:p text:style-name="P27">PVC.yaml</text:p>
      <text:p text:style-name="P27"/>
      <text:p text:style-name="P27">-</text:p>
      <text:p text:style-name="P27">apiVersion: v1</text:p>
      <text:p text:style-name="P28">kind: PersistentVolumeClaim</text:p>
      <text:p text:style-name="P2"><text:line-break/>Types of volumes.</text:p>
      <text:p text:style-name="P22">EmptyDir</text:p>
      <text:p text:style-name="P2"/>
      <text:p text:style-name="P4">Deployment.yaml </text:p>
      <text:p text:style-name="P4"/>
      <text:p text:style-name="P4">---</text:p>
      <text:p text:style-name="P4">apiVersion: apps/v1</text:p>
      <text:p text:style-name="P4">kind: Deployment</text:p>
      <text:p text:style-name="P4">metadata:</text:p>
      <text:p text:style-name="P4"><text:s text:c="2"/>name: flm</text:p>
      <text:p text:style-name="P4">spec:</text:p>
      <text:p text:style-name="P4"><text:s text:c="2"/>replicas: 2</text:p>
      <text:p text:style-name="P4"><text:s text:c="2"/>selector:</text:p>
      <text:p text:style-name="P4"><text:s text:c="4"/>matchLabels:</text:p>
      <text:p text:style-name="P4"><text:s text:c="6"/>app: swiggy</text:p>
      <text:p text:style-name="P4"><text:s text:c="2"/>template:</text:p>
      <text:p text:style-name="P4"><text:s text:c="4"/>metadata:</text:p>
      <text:p text:style-name="P4"><text:soft-page-break/><text:s text:c="6"/>labels:</text:p>
      <text:p text:style-name="P4"><text:s text:c="8"/>app: swiggy</text:p>
      <text:p text:style-name="P4"><text:s text:c="4"/>spec:</text:p>
      <text:p text:style-name="P4"><text:s text:c="6"/>containers:</text:p>
      <text:p text:style-name="P4"><text:s text:c="8"/>- name: cont-1</text:p>
      <text:p text:style-name="P4"><text:s text:c="10"/>image: ubuntu</text:p>
      <text:p text:style-name="P4"><text:s text:c="10"/>command: ["/bin/bash", "-c", "while true; do echo welcome to devops; sleep 5; done"]</text:p>
      <text:p text:style-name="P4"><text:s text:c="10"/>volumeMounts:</text:p>
      <text:p text:style-name="P4"><text:s text:c="12"/>- name: devops</text:p>
      <text:p text:style-name="P4"><text:s text:c="14"/>mountPath: "/tmp/jenkins"</text:p>
      <text:p text:style-name="P4"/>
      <text:p text:style-name="P4"><text:s text:c="8"/>- name: cont-2</text:p>
      <text:p text:style-name="P4"><text:s text:c="10"/>image: ubuntu</text:p>
      <text:p text:style-name="P4"><text:s text:c="10"/>command: ["/bin/bash", "-c", "while true; do echo welcome to devops; sleep 5; done"]</text:p>
      <text:p text:style-name="P4"><text:s text:c="10"/>volumeMounts:</text:p>
      <text:p text:style-name="P4"><text:s text:c="12"/>- name: devops</text:p>
      <text:p text:style-name="P4"><text:s text:c="14"/>mountPath: "/tmp/docker"</text:p>
      <text:p text:style-name="P4"/>
      <text:p text:style-name="P4"><text:s text:c="6"/>volumes: <text:s/># ✅ Now correctly aligned</text:p>
      <text:p text:style-name="P4"><text:s text:c="8"/>- name: devops</text:p>
      <text:p text:style-name="P4"><text:s text:c="10"/>emptyDir: {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ano Deployment.yaml</text:p>
      <text:p text:style-name="P4">kubectl create -f Deployment.yaml</text:p>
      <text:p text:style-name="P4">kubectl get po</text:p>
      <text:p text:style-name="P4">kubectl exec -it flm-6676b4487-fdlws -- bash</text:p>
      <text:p text:style-name="P4">kubectl exec -it flm-6676b4487-fdlws -c cont-1 -- bash</text:p>
      <text:p text:style-name="P4">kubectl exec -it flm-6676b4487-h97r8 -c cont-2 -- bash</text:p>
      <text:p text:style-name="P4">kubectl exec -it flm-6676b4487-h97r8 -c cont-1 -- bash</text:p>
      <text:p text:style-name="P4">kubectl delete pod flm-6676b4487-fdlws</text:p>
      <text:p text:style-name="P4"/>
      <text:p text:style-name="P6">Step1 : create the deployment.yaml file</text:p>
      <text:p text:style-name="P6">Step2 : Enter into the containers and check path is mounted in the both the containers.</text:p>
      <text:p text:style-name="P6">Step3 : Enter into the conatiner 1 and create file and check in the conatiner same vice versa in the both.</text:p>
      <text:p text:style-name="P6">Step4 : Delete the pod and check once able to find the previous files in this pod. Files will not be reflected.</text:p>
      <text:p text:style-name="P8">Step5 : In Empty dir once pod is deleted volume data is not reflected in new pod.</text:p>
      <text:p text:style-name="P8"/>
      <text:p text:style-name="P8">Volume is attached to pod in Empty dir.</text:p>
      <text:p text:style-name="P8"/>
      <text:p text:style-name="P8"><text:soft-page-break/></text:p>
      <text:p text:style-name="P8"/>
      <text:p text:style-name="P8"/>
      <text:p text:style-name="P20">HOSTPATH :</text:p>
      <text:p text:style-name="P8"/>
      <text:p text:style-name="P8">This Volume type is the advanced version of the previous volume type</text:p>
      <text:p text:style-name="P8">Volume is attached to host.</text:p>
      <text:p text:style-name="P8">Here volume is not attached to pod.</text:p>
      <text:p text:style-name="P8">Here volume is attached to serever.</text:p>
      <text:p text:style-name="P10">Volume is attached to host.</text:p>
      <text:p text:style-name="P10">Even pod is deleted we dont loose any data.</text:p>
      <text:p text:style-name="P12">Volume is attached to server.</text:p>
      <text:p text:style-name="P12">Data will come to new pod.</text:p>
      <text:p text:style-name="P12">Volume is attached to host.</text:p>
      <text:p text:style-name="P12"/>
      <text:p text:style-name="P14">volumes: <text:s/># ✅ Now correctly aligned</text:p>
      <text:p text:style-name="P14"><text:s text:c="8"/>- name: devops</text:p>
      <text:p text:style-name="P14"><text:s text:c="10"/>hostPath:</text:p>
      <text:p text:style-name="P14"><text:s text:c="12"/>path: "/opt/myvolume"</text:p>
      <text:p text:style-name="P14"/>
      <text:p text:style-name="P10"/>
      <text:p text:style-name="P12">Deployment.yaml</text:p>
      <text:p text:style-name="P4"/>
      <text:p text:style-name="P4"/>
      <text:p text:style-name="P4">---</text:p>
      <text:p text:style-name="P4">apiVersion: apps/v1</text:p>
      <text:p text:style-name="P4">kind: Deployment</text:p>
      <text:p text:style-name="P4">metadata:</text:p>
      <text:p text:style-name="P4"><text:s text:c="2"/>name: flm</text:p>
      <text:p text:style-name="P4">spec:</text:p>
      <text:p text:style-name="P4"><text:s text:c="2"/>replicas: 2</text:p>
      <text:p text:style-name="P4"><text:s text:c="2"/>selector:</text:p>
      <text:p text:style-name="P4"><text:s text:c="4"/>matchLabels:</text:p>
      <text:p text:style-name="P4"><text:s text:c="6"/>app: swiggy</text:p>
      <text:p text:style-name="P4"><text:s text:c="2"/>template:</text:p>
      <text:p text:style-name="P4"><text:s text:c="4"/>metadata:</text:p>
      <text:p text:style-name="P4"><text:s text:c="6"/>labels:</text:p>
      <text:p text:style-name="P4"><text:s text:c="8"/>app: swiggy</text:p>
      <text:p text:style-name="P4"><text:s text:c="4"/>spec:</text:p>
      <text:p text:style-name="P4"><text:s text:c="6"/>containers:</text:p>
      <text:p text:style-name="P4"><text:s text:c="8"/>- name: cont-1</text:p>
      <text:p text:style-name="P4"><text:s text:c="10"/>image: ubuntu</text:p>
      <text:p text:style-name="P4"><text:s text:c="10"/>command: ["/bin/bash", "-c", "while true; do echo welcome to devops; sleep 5; done"]</text:p>
      <text:p text:style-name="P4"><text:s text:c="10"/>volumeMounts:</text:p>
      <text:p text:style-name="P4"><text:s text:c="12"/>- name: devops</text:p>
      <text:p text:style-name="P4"><text:s text:c="14"/>mountPath: "/tmp/jenkins"</text:p>
      <text:p text:style-name="P4"/>
      <text:p text:style-name="P4"><text:s text:c="8"/>- name: cont-2</text:p>
      <text:p text:style-name="P4"><text:s text:c="10"/>image: ubuntu</text:p>
      <text:p text:style-name="P4"><text:s text:c="10"/>command: ["/bin/bash", "-c", "while true; do echo welcome to devops; sleep 5; done"]</text:p>
      <text:p text:style-name="P4"><text:s text:c="10"/>volumeMounts:</text:p>
      <text:p text:style-name="P4"><text:s text:c="12"/>- name: devops</text:p>
      <text:p text:style-name="P4"><text:soft-page-break/><text:s text:c="14"/>mountPath: "/tmp/docker"</text:p>
      <text:p text:style-name="P16"/>
      <text:p text:style-name="P16"><text:s text:c="6"/>volumes: <text:s/># ✅ Now correctly aligned</text:p>
      <text:p text:style-name="P16"><text:s text:c="8"/>- name: devops</text:p>
      <text:p text:style-name="P16"><text:s text:c="10"/>hostPath:</text:p>
      <text:p text:style-name="P16"><text:s text:c="12"/>path: "/opt/myvolume"</text:p>
      <text:p text:style-name="P16"/>
      <text:p text:style-name="P16"/>
      <text:p text:style-name="P16"/>
      <text:p text:style-name="P30">Commands : <text:s/>check all the senarios delete the pod and check the files. </text:p>
      <text:p text:style-name="P30"/>
      <text:p text:style-name="P30">kubectl get deploy</text:p>
      <text:p text:style-name="P30">kubectl get po</text:p>
      <text:p text:style-name="P30">kubectl get rs</text:p>
      <text:p text:style-name="P30">kubectl create -f Deployment.yaml</text:p>
      <text:p text:style-name="P30">kubectl exec -it flm-967bffbdb-6b75b -c cont-1 -- bash</text:p>
      <text:p text:style-name="P30">kubectl exec -it flm-967bffbdb-6b75b -c cont-2 -- bash</text:p>
      <text:p text:style-name="P30">kubectl delete pod flm-967bffbdb-6b75b</text:p>
      <text:p text:style-name="P30">kubectl exec -it flm-967bffbdb-82g76 -c cont-2 -- bash</text:p>
      <text:p text:style-name="P30">nano Deployment.yaml</text:p>
      <text:p text:style-name="P30">ll</text:p>
      <text:p text:style-name="P30">cd opt</text:p>
      <text:p text:style-name="P30">cat Deployment.yaml</text:p>
      <text:p text:style-name="P18"/>
      <text:p text:style-name="P24"/>
      <text:p text:style-name="P24">PERSISTENT VOLUME :</text:p>
      <text:p text:style-name="P24"/>
      <text:p text:style-name="P24"/>
      <text:p text:style-name="P24"/>
      <text:p text:style-name="P24">persistent meanse always avaialble.</text:p>
      <text:p text:style-name="P24">Persistent volume is an adavanced version of EmptyDir and hostPath volume</text:p>
      <text:p text:style-name="P24">types.</text:p>
      <text:p text:style-name="P24">Persistent <text:s/>volume does not store the data over local server.</text:p>
      <text:p text:style-name="P26">Directly we cant attach pv to pod.</text:p>
      <text:p text:style-name="P26">In between we had PVC.</text:p>
      <text:p text:style-name="P26">PVC is between PV and POD.</text:p>
      <text:p text:style-name="P26">PVC is attached to POD.</text:p>
      <text:p text:style-name="P26"/>
      <text:p text:style-name="P26"/>
      <text:p text:style-name="P26"/>
      <text:p text:style-name="P26"/>
      <text:p text:style-name="P28">PV.yaml</text:p>
      <text:p text:style-name="P26"/>
      <text:p text:style-name="P24"/>
      <text:p text:style-name="P24"/>
      <text:p text:style-name="P24">---</text:p>
      <text:p text:style-name="P24">apiVersion: v1</text:p>
      <text:p text:style-name="P24">kind: PersistentVolume</text:p>
      <text:p text:style-name="P24">metadata:</text:p>
      <text:p text:style-name="P24"><text:s text:c="2"/>name: mypv-2</text:p>
      <text:p text:style-name="P24">spec:</text:p>
      <text:p text:style-name="P24"><text:s text:c="2"/>capacity:</text:p>
      <text:p text:style-name="P24"><text:soft-page-break/><text:s text:c="4"/>storage: 3Gi</text:p>
      <text:p text:style-name="P24"><text:s text:c="2"/>accessModes:</text:p>
      <text:p text:style-name="P24"><text:s text:c="4"/>- ReadWriteOnce</text:p>
      <text:p text:style-name="P24"><text:s text:c="2"/>persistentVolumeReclaimPolicy: Recycle</text:p>
      <text:p text:style-name="P24"><text:s text:c="2"/>awsElasticBlockStore:</text:p>
      <text:p text:style-name="P24"><text:s text:c="4"/>volumeID: vol-07f1df295e38ed641</text:p>
      <text:p text:style-name="P24"><text:s text:c="4"/>fsType: ext4</text:p>
      <text:p text:style-name="P24"/>
      <text:p text:style-name="P24"/>
      <text:p text:style-name="P24"/>
      <text:p text:style-name="P28">PVC.yaml</text:p>
      <text:p text:style-name="P28"/>
      <text:p text:style-name="P28">-</text:p>
      <text:p text:style-name="P28">apiVersion: v1</text:p>
      <text:p text:style-name="P28">kind: PersistentVolumeClaim</text:p>
      <text:p text:style-name="P28">metadata:</text:p>
      <text:p text:style-name="P28"><text:s text:c="2"/>name: mypvc-1</text:p>
      <text:p text:style-name="P28">spec:</text:p>
      <text:p text:style-name="P28"><text:s text:c="2"/>accessModes:</text:p>
      <text:p text:style-name="P28"><text:s text:c="4"/>- ReadWriteOnce</text:p>
      <text:p text:style-name="P28"><text:s text:c="2"/>resources:</text:p>
      <text:p text:style-name="P28"><text:s text:c="4"/>requests:</text:p>
      <text:p text:style-name="P28"><text:s text:c="6"/>storage: 4Gi</text:p>
      <text:p text:style-name="P28"/>
      <text:p text:style-name="P28"/>
      <text:p text:style-name="P28">Create EBS Volume in the EC2 server.</text:p>
      <text:p text:style-name="P27">metadata:</text:p>
      <text:p text:style-name="P27"><text:s text:c="2"/>name: mypvc-1</text:p>
      <text:p text:style-name="P27">spec:</text:p>
      <text:p text:style-name="P27"><text:s text:c="2"/>accessModes:</text:p>
      <text:p text:style-name="P27"><text:s text:c="4"/>- ReadWriteOnce</text:p>
      <text:p text:style-name="P27"><text:s text:c="2"/>resources:</text:p>
      <text:p text:style-name="P27"><text:s text:c="4"/>requests:</text:p>
      <text:p text:style-name="P27"><text:s text:c="6"/>storage: 4Gi</text:p>
      <text:p text:style-name="P27"/>
      <text:p text:style-name="P27"/>
      <text:p text:style-name="P27">Create EBS Volume in the EC2 serv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27:50.689077046</meta:creation-date>
    <dc:date>2025-05-23T17:58:19.528566767</dc:date>
    <meta:editing-duration>PT7M3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8" meta:paragraph-count="290" meta:word-count="1072" meta:character-count="7824" meta:non-whitespace-character-count="6058"/>
  </office:meta>
</office:document-meta>
</file>